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, sans-serif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555555" style:font-name="Arial" fo:font-size="12pt" fo:letter-spacing="normal" fo:font-style="normal" fo:font-weight="bold" officeooo:paragraph-rsid="0007f019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12pt" fo:font-weight="bold" officeooo:paragraph-rsid="0007f019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Arial" fo:font-size="12pt" officeooo:paragraph-rsid="0007f019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true" fo:line-height="150%" fo:text-align="justify" style:justify-single-word="false" style:writing-mode="page"/>
      <style:text-properties style:font-name="Arial" fo:font-size="12pt" officeooo:paragraph-rsid="00099fb0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true" fo:line-height="150%" fo:text-align="justify" style:justify-single-word="false" style:writing-mode="page"/>
      <style:text-properties style:font-name="Arial" fo:font-size="12pt" fo:font-style="italic" officeooo:rsid="00099fb0" officeooo:paragraph-rsid="00099fb0" style:font-size-asian="12pt" style:font-style-asian="italic" style:font-size-complex="12pt" style:font-style-complex="italic"/>
    </style:style>
    <style:style style:name="P6" style:family="paragraph" style:parent-style-name="Text_20_body">
      <style:paragraph-properties fo:margin-top="0cm" fo:margin-bottom="0cm" loext:contextual-spacing="true" fo:line-height="150%" fo:text-align="justify" style:justify-single-word="false" style:writing-mode="page"/>
      <style:text-properties style:font-name="Arial" fo:font-size="12pt" fo:font-style="italic" officeooo:rsid="000a9a02" officeooo:paragraph-rsid="000a9a02" style:font-size-asian="12pt" style:font-style-asian="italic" style:font-size-complex="12pt" style:font-style-complex="italic"/>
    </style:style>
    <style:style style:name="P7" style:family="paragraph" style:parent-style-name="Text_20_body">
      <style:paragraph-properties fo:margin-top="0cm" fo:margin-bottom="0cm" loext:contextual-spacing="false" fo:line-height="150%" fo:text-align="justify" style:justify-single-word="false" style:writing-mode="page"/>
      <style:text-properties style:font-name="Arial" fo:font-size="12pt" officeooo:paragraph-rsid="00099fb0" style:font-size-asian="12pt" style:font-size-complex="12pt"/>
    </style:style>
    <style:style style:name="T1" style:family="text">
      <style:text-properties officeooo:rsid="000a90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PRESBITERIANA MACKENZIE </text:p>
      <text:p text:style-name="P3">CLAUBER P. S. HALIC – 3124304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" text:outline-level="2"><text:bookmark text:name="yui_3_17_2_1_1503359143765_148"/>TAREFA 1: ELABORAÇÃO DE DESCRIÇÃO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ão Paulo 2017</text:p>
      <text:p text:style-name="P7"><text:soft-page-break/>1) A partir do plano apresentado abaixo, descreva cientificamente um objeto em um parágrafo único.</text:p>
      <text:p text:style-name="P7">a) Aparência </text:p>
      <text:p text:style-name="P7">b) Funcionalidade </text:p>
      <text:p text:style-name="P7">c) Maneira de Operação</text:p>
      <text:p text:style-name="P7">d) Componentes (partes constituintes)</text:p>
      <text:p text:style-name="P4"/>
      <text:p text:style-name="P5">A caneca é um objeto cilindro oco <text:span text:style-name="T1">que serve para comportar líquidos quentes ou frios, tem</text:span> uma espessura de 0,5 centímetros, raio de 3 <text:span text:style-name="T1">centímetros</text:span> e altura de <text:span text:style-name="T1">12 centímetros e tem um dos lados do cilindro fechado. Feita de porcelana na cor branca e com uma alça na parte de fora do cilindro, tem detalhes na cor azul em sua parte externa e é utilizada para facilitar o consumo do liquido que é colocado em usa parte interna.</text:span></text:p>
      <text:p text:style-name="P4"/>
      <text:p text:style-name="P7">2) Com base na estrutura sugerida a seguir, faça uma descrição científica de um processo em um parágrafo único.</text:p>
      <text:p text:style-name="P7">a) Definição </text:p>
      <text:p text:style-name="P7">b) Funcionalidade </text:p>
      <text:p text:style-name="P7">c) Princípios estruturais</text:p>
      <text:p text:style-name="P7">d) Regras envolvidas</text:p>
      <text:p text:style-name="P7">e) Fases</text:p>
      <text:p text:style-name="P4"/>
      <text:p text:style-name="P6">O processo de aquecimento de líquidos tem como funcionalidade alterar e aumentar a temperatura de um liquido. Para que isso seja possível, algum elemento que transfira calor, no caso mais comum o fogo, deve ser aproximado do liquido, e no momento do aquecimento, as partículas do liquido começam a se agitar devido a transferencia de calor, e por conta da fricção entre as particulas o calor é produzido e o aumento da temperatura ocor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" svg:font-family="Raleway, sans-serif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21:15:57.396476000</meta:creation-date>
    <dc:date>2017-08-21T22:04:50.381525000</dc:date>
    <meta:editing-duration>PT3M41S</meta:editing-duration>
    <meta:editing-cycles>1</meta:editing-cycles>
    <meta:document-statistic meta:table-count="0" meta:image-count="0" meta:object-count="0" meta:page-count="2" meta:paragraph-count="17" meta:word-count="227" meta:character-count="1358" meta:non-whitespace-character-count="1142"/>
    <meta:generator>LibreOffice/5.2.7.2$MacOSX_X86_64 LibreOffice_project/2b7f1e640c46ceb28adf43ee075a6e8b8439ed10</meta:generator>
  </office:meta>
</office:document-meta>
</file>